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font-size="12pt" style:font-size-asian="10.5pt" style:font-size-complex="12pt"/>
    </style:style>
    <style:style style:name="P7" style:family="paragraph" style:parent-style-name="Standard" style:list-style-name="L3">
      <style:text-properties fo:font-size="12pt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 style:list-style-name="L5">
      <style:text-properties fo:font-size="14pt" officeooo:rsid="0001f7d1" officeooo:paragraph-rsid="0001f7d1" style:font-size-asian="14pt" style:font-size-complex="14pt"/>
    </style:style>
    <style:style style:name="P10" style:family="paragraph" style:parent-style-name="Standard" style:list-style-name="L5">
      <style:text-properties fo:font-size="14pt" officeooo:rsid="0002b29f" officeooo:paragraph-rsid="0002b29f" style:font-size-asian="14pt" style:font-size-complex="14pt"/>
    </style:style>
    <style:style style:name="P11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12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T1" style:family="text">
      <style:text-properties officeooo:rsid="000003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8300973658349745738" text:style-name="L1">
        <text:list-item>
          <text:p text:style-name="P4">Home (news, nuovi prodotti, offerte, informazioni varie e cool)</text:p>
        </text:list-item>
        <text:list-item>
          <text:p text:style-name="P4">Prodotti (pagina di ricerca)</text:p>
        </text:list-item>
        <text:list-item>
          <text:p text:style-name="P4">Prodotto (pagina del prodotto singolo: recensioni, descrizione prodotto)</text:p>
        </text:list-item>
        <text:list-item>
          <text:p text:style-name="P4">Contattaci (form per invio di un messaggio)</text:p>
        </text:list-item>
        <text:list-item>
          <text:p text:style-name="P4">Registrazione (creazione account)</text:p>
        </text:list-item>
        <text:list-item>
          <text:p text:style-name="P4">Login</text:p>
        </text:list-item>
        <text:list-item>
          <text:p text:style-name="P4">Pagina per l'aggiunta dei prodotti</text:p>
        </text:list-item>
        <text:list-item>
          <text:p text:style-name="P4">Prodotti realizzati su commissione (componi la tua lampada)</text:p>
        </text:list-item>
        <text:list-item>
          <text:p text:style-name="P4">Carrello</text:p>
        </text:list-item>
        <text:list-item>
          <text:p text:style-name="P4">Lis<text:span text:style-name="T1">t</text:span>a dei desideri</text:p>
        </text:list-item>
        <text:list-item>
          <text:p text:style-name="P4">Pagina gestione account utente (modifica dati personali es. Nome, Cognome etc...)</text:p>
        </text:list-item>
        <text:list-item>
          <text:p text:style-name="P4">I miei ordini</text:p>
        </text:list-item>
        <text:list-item>
          <text:p text:style-name="P4">Chi siamo (locazione negozio, numeri di telefono, e-mail)</text:p>
        </text:list-item>
        <text:list-item>
          <text:p text:style-name="P4">FAQ (spedizione, rimborsi)</text:p>
        </text:list-item>
        <text:list-item>
          <text:p text:style-name="P4">Ricerca avanzata (puo' essere implementata nella pagina di ricerca originale)</text:p>
        </text:list-item>
      </text:list>
      <text:p text:style-name="Standard"/>
      <text:p text:style-name="P3">Modalita d'accesso:</text:p>
      <text:list xml:id="list1010868575122823815" text:style-name="L2">
        <text:list-item>
          <text:p text:style-name="P5">Utente (con diverse categorie volendo es. Utente premium)</text:p>
        </text:list-item>
        <text:list-item>
          <text:p text:style-name="P5">Amministratore</text:p>
        </text:list-item>
        <text:list-item>
          <text:p text:style-name="P5">Visitatore</text:p>
        </text:list-item>
      </text:list>
      <text:p text:style-name="Standard"/>
      <text:p text:style-name="P3">Idee random:</text:p>
      <text:list xml:id="list2148188591655572848" text:style-name="L3">
        <text:list-item>
          <text:p text:style-name="P7">Carrello condiviso</text:p>
        </text:list-item>
        <text:list-item>
          <text:p text:style-name="P7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13"/>
      <text:list xml:id="list4137139156397951291" text:style-name="L5">
        <text:list-item>
          <text:p text:style-name="P9">Acquisto</text:p>
        </text:list-item>
        <text:list-item>
          <text:p text:style-name="P9">Annunci</text:p>
        </text:list-item>
        <text:list-item>
          <text:p text:style-name="P9">Carrello</text:p>
        </text:list-item>
        <text:list-item>
          <text:p text:style-name="P9">Contattaci</text:p>
        </text:list-item>
        <text:list-item>
          <text:p text:style-name="P9">Gestione annunci</text:p>
        </text:list-item>
        <text:list-item>
          <text:p text:style-name="P9">Gestione ordini</text:p>
        </text:list-item>
        <text:list-item>
          <text:p text:style-name="P9">Gestione prodotti</text:p>
        </text:list-item>
        <text:list-item>
          <text:p text:style-name="P9">I miei ordini</text:p>
        </text:list-item>
        <text:list-item>
          <text:p text:style-name="P9">Impostazioni account</text:p>
        </text:list-item>
        <text:list-item>
          <text:p text:style-name="P9">Index</text:p>
        </text:list-item>
        <text:list-item>
          <text:p text:style-name="P9">Indirizzi</text:p>
        </text:list-item>
        <text:list-item>
          <text:p text:style-name="P9">La nostra storia</text:p>
        </text:list-item>
        <text:list-item>
          <text:p text:style-name="P9">Lista desideri</text:p>
        </text:list-item>
        <text:list-item>
          <text:p text:style-name="P9">Login</text:p>
        </text:list-item>
        <text:list-item>
          <text:p text:style-name="P9">Prodotti</text:p>
        </text:list-item>
        <text:list-item>
          <text:p text:style-name="P9">Prodotto</text:p>
        </text:list-item>
        <text:list-item>
          <text:p text:style-name="P9">Registrazione</text:p>
        </text:list-item>
        <text:list-item>
          <text:p text:style-name="P9">Resi rimborsi</text:p>
        </text:list-item>
        <text:list-item>
          <text:p text:style-name="P9">Termini spedizione</text:p>
        </text:list-item>
        <text:list-item>
          <text:p text:style-name="P9">Togli utenti</text:p>
        </text:list-item>
        <text:list-item>
          <text:p text:style-name="P10">Mappa del sito</text:p>
        </text:list-item>
      </text:list>
      <text:p text:style-name="P11"/>
      <text:p text:style-name="P12">Media query:</text:p>
      <text:p text:style-name="P12"/>
      <text:p text:style-name="P12">@media screen and (min-width: 768px)</text:p>
      <text:p text:style-name="P12">@media screen and (min-width: 806p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7-16T23:41:17.564551221</dc:date>
    <meta:editing-duration>PT1H47M21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200" meta:character-count="1199" meta:non-whitespace-character-count="1089"/>
  </office:meta>
</office:document-meta>
</file>